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351" officeooo:paragraph-rsid="0011635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6351" officeooo:paragraph-rsid="0011635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6351" officeooo:paragraph-rsid="0011635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16351" officeooo:paragraph-rsid="00116351" style:font-size-asian="18pt" style:font-weight-asian="normal" style:font-size-complex="18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dorne o Meu Coração</text:span><text:tab/><text:tab/><text:span text:style-name="T2">Michelle Nascimento</text:span></text:p>
      <text:p text:style-name="P3"><text:span text:style-name="T2"/></text:p>
      <text:p text:style-name="P4">Diante de ti, Senhor, estou</text:p>
      <text:p text:style-name="P4">O meu coração alegre está</text:p>
      <text:p text:style-name="P4">Sua presença é real</text:p>
      <text:p text:style-name="P4">Venha fazer em mim</text:p>
      <text:p text:style-name="P4"/>
      <text:p text:style-name="P4">A tua vontade Senhor</text:p>
      <text:p text:style-name="P4">Venha realizar teu querer</text:p>
      <text:p text:style-name="P4">Sei que a tua graça está sobre mim</text:p>
      <text:p text:style-name="P4">Senhor (Senhor) oh oh oh</text:p>
      <text:p text:style-name="P4"/>
      <text:p text:style-name="P4">Que eu seja separada por ti</text:p>
      <text:p text:style-name="P4">E a tua mão esteja sempre a me guiar</text:p>
      <text:p text:style-name="P4">Jamais ficar sem tua unção</text:p>
      <text:p text:style-name="P4">Que a tua doce paz adorne sempre o meu coração</text:p>
      <text:p text:style-name="P4"/>
      <text:p text:style-name="P4">Diante de ti, Senhor, estou</text:p>
      <text:p text:style-name="P4">O meu coração alegre está</text:p>
      <text:p text:style-name="P4">Sua presença é real</text:p>
      <text:p text:style-name="P4">Venha fazer em mim</text:p>
      <text:p text:style-name="P4"/>
      <text:p text:style-name="P4">A tua vontade, Senhor</text:p>
      <text:p text:style-name="P4">Venha realizar teu querer</text:p>
      <text:p text:style-name="P4">Sei que a tua graça está sobre mim</text:p>
      <text:p text:style-name="P4">Senhor (Senhor) oh oh oh</text:p>
      <text:p text:style-name="P4"/>
      <text:p text:style-name="P1"><text:span text:style-name="T3">Adorne o Meu Coração</text:span><text:tab/><text:tab/><text:span text:style-name="T2">Michelle Nascimento</text:span></text:p>
      <text:p text:style-name="P3"><text:span text:style-name="T2"/></text:p>
      <text:p text:style-name="P4">Diante de ti, Senhor, estou</text:p>
      <text:p text:style-name="P4">O meu coração alegre está</text:p>
      <text:p text:style-name="P4">Sua presença é real</text:p>
      <text:p text:style-name="P4">Venha fazer em mim</text:p>
      <text:p text:style-name="P4"/>
      <text:p text:style-name="P4">A tua vontade Senhor</text:p>
      <text:p text:style-name="P4">Venha realizar teu querer</text:p>
      <text:p text:style-name="P4">Sei que a tua graça está sobre mim</text:p>
      <text:p text:style-name="P4">Senhor (Senhor) oh oh oh</text:p>
      <text:p text:style-name="P4"/>
      <text:p text:style-name="P4">Que eu seja separada por ti</text:p>
      <text:p text:style-name="P4">E a tua mão esteja sempre a me guiar</text:p>
      <text:p text:style-name="P4">Jamais ficar sem tua unção</text:p>
      <text:p text:style-name="P4">Que a tua doce paz adorne sempre o meu coração</text:p>
      <text:p text:style-name="P4"/>
      <text:p text:style-name="P4">Diante de ti, Senhor, estou</text:p>
      <text:p text:style-name="P4">O meu coração alegre está</text:p>
      <text:p text:style-name="P4">Sua presença é real</text:p>
      <text:p text:style-name="P4">Venha fazer em mim</text:p>
      <text:p text:style-name="P4"/>
      <text:p text:style-name="P4">A tua vontade, Senhor</text:p>
      <text:p text:style-name="P4">Venha realizar teu querer</text:p>
      <text:p text:style-name="P4">Sei que a tua graça está sobre mim</text:p>
      <text:p text:style-name="P4">Senhor (Senhor) oh oh o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7T14:39:46.699208446</dc:date>
    <meta:editing-cycles>11</meta:editing-cycles>
    <meta:editing-duration>PT17M31S</meta:editing-duration>
    <meta:generator>LibreOffice/5.2.4.2.1$Linux_X86_64 LibreOffice_project/20m0$Build-2</meta:generator>
    <meta:document-statistic meta:table-count="0" meta:image-count="0" meta:object-count="0" meta:page-count="1" meta:paragraph-count="42" meta:word-count="228" meta:character-count="1122" meta:non-whitespace-character-count="934"/>
  </office:meta>
</office:document-meta>
</file>